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iskCacheAttributes.setShutdownSpoolTimeLimit( int shutdownSpoolTim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getMaxPurgat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setDisk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iskCacheAttributes.getDisk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iskCacheAttributes.setMaxPurgatorySize( int maxPurgator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getShutdownSpoolTi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